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in" fo:margin-bottom="0in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in" fo:margin-bottom="0in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in" fo:margin-bottom="0in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2">
      <style:paragraph-properties fo:margin-top="0in" fo:margin-bottom="0in" style:contextual-spacing="false"/>
    </style:style>
    <style:style style:name="P25" style:family="paragraph" style:parent-style-name="Text_20_body" style:list-style-name="L13"/>
    <style:style style:name="P26" style:family="paragraph" style:parent-style-name="Text_20_body" style:list-style-name="L13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Detailed Guide to Creating a Minishell</text:h>
      <text:h text:style-name="Heading_20_3" text:outline-level="3">1. Project Setup</text:h>
      <text:p text:style-name="Text_20_body"><text:span text:style-name="Strong_20_Emphasis">Objective</text:span>: Organize your project structure and tools.</text:p>
      <text:list xml:id="list4041349492" text:style-name="L1">
        <text:list-item>
          <text:p text:style-name="P2"><text:span text:style-name="Strong_20_Emphasis">Create Project Directory</text:span>: Set up a directory for your project and necessary files (<text:span text:style-name="Source_20_Text">Makefile</text:span>, source files, header files).</text:p>
        </text:list-item>
        <text:list-item>
          <text:p text:style-name="P1"><text:span text:style-name="Strong_20_Emphasis">Setup Makefile</text:span>: Write a Makefile to automate the compilation of your project. Ensure it includes rules for compiling (<text:span text:style-name="Source_20_Text">all</text:span>), cleaning (<text:span text:style-name="Source_20_Text">clean</text:span>, <text:span text:style-name="Source_20_Text">fclean</text:span>), and recompiling (<text:span text:style-name="Source_20_Text">re</text:span>) your project.</text:p>
        </text:list-item>
      </text:list>
      <text:h text:style-name="Heading_20_3" text:outline-level="3">2. Shell Initialization</text:h>
      <text:p text:style-name="Text_20_body"><text:span text:style-name="Strong_20_Emphasis">Objective</text:span>: Initialize your shell and set up signal handling.</text:p>
      <text:list xml:id="list3974661869" text:style-name="L2">
        <text:list-item>
          <text:p text:style-name="P4"><text:span text:style-name="Strong_20_Emphasis">Initialize Main Function</text:span>: In your <text:span text:style-name="Source_20_Text">main.c</text:span> file, set up the main function to initialize the shell environment.</text:p>
        </text:list-item>
        <text:list-item>
          <text:p text:style-name="P4"><text:span text:style-name="Strong_20_Emphasis">Signal Handling</text:span>: Implement signal handlers for signals like <text:span text:style-name="Source_20_Text">SIGINT</text:span> (Ctrl-C) and <text:span text:style-name="Source_20_Text">SIGQUIT</text:span> (Ctrl-) to ensure your shell can respond appropriately.</text:p>
          <text:list>
            <text:list-item>
              <text:p text:style-name="P4"><text:span text:style-name="Strong_20_Emphasis">SIGINT</text:span>: Typically, this should interrupt the current command and display a new prompt.</text:p>
            </text:list-item>
            <text:list-item>
              <text:p text:style-name="P3"><text:span text:style-name="Strong_20_Emphasis">SIGQUIT</text:span>: This usually does nothing in an interactive shell like Bash.</text:p>
            </text:list-item>
          </text:list>
        </text:list-item>
      </text:list>
      <text:h text:style-name="Heading_20_3" text:outline-level="3">3. Displaying the Prompt</text:h>
      <text:p text:style-name="Text_20_body"><text:span text:style-name="Strong_20_Emphasis">Objective</text:span>: Implement the main loop to display a prompt and read user input.</text:p>
      <text:list xml:id="list2810382967" text:style-name="L3">
        <text:list-item>
          <text:p text:style-name="P6"><text:span text:style-name="Strong_20_Emphasis">Prompt Loop</text:span>: Create a loop that continually displays a prompt (e.g., <text:span text:style-name="Source_20_Text">minishell$ </text:span>) and waits for user input.</text:p>
        </text:list-item>
        <text:list-item>
          <text:p text:style-name="P5"><text:span text:style-name="Strong_20_Emphasis">Reading Input</text:span>: Use a function like <text:span text:style-name="Source_20_Text">readline()</text:span> to read user input, which also handles input history.</text:p>
        </text:list-item>
      </text:list>
      <text:h text:style-name="Heading_20_3" text:outline-level="3">4. Tokenization</text:h>
      <text:p text:style-name="Text_20_body"><text:span text:style-name="Strong_20_Emphasis">Objective</text:span>: Parse the user input into individual commands and arguments.</text:p>
      <text:list xml:id="list2861105244" text:style-name="L4">
        <text:list-item>
          <text:p text:style-name="P8"><text:span text:style-name="Strong_20_Emphasis">Tokenize Input</text:span>: Split the input string into tokens based on delimiters like spaces and tabs.</text:p>
        </text:list-item>
        <text:list-item>
          <text:p text:style-name="P7"><text:span text:style-name="Strong_20_Emphasis">Dynamic Allocation</text:span>: Use dynamic memory allocation to handle varying input sizes.</text:p>
        </text:list-item>
      </text:list>
      <text:h text:style-name="Heading_20_3" text:outline-level="3">5. Command Parsing</text:h>
      <text:p text:style-name="Text_20_body"><text:span text:style-name="Strong_20_Emphasis">Objective</text:span>: Structure the tokenized input into a format suitable for execution.</text:p>
      <text:list xml:id="list1241941848" text:style-name="L5">
        <text:list-item>
          <text:p text:style-name="P10"><text:span text:style-name="Strong_20_Emphasis">Define Command Structure</text:span>: Create a struct to hold the parsed command information, including the command itself, arguments, redirections, and pipes.</text:p>
        </text:list-item>
        <text:list-item>
          <text:p text:style-name="P10"><text:span text:style-name="Strong_20_Emphasis">Handle Special Characters</text:span>: Identify and appropriately handle special characters like <text:span text:style-name="Source_20_Text">&gt;</text:span>, <text:span text:style-name="Source_20_Text">&gt;&gt;</text:span>, <text:span text:style-name="Source_20_Text">&lt;</text:span>, and <text:span text:style-name="Source_20_Text">|</text:span>.</text:p>
          <text:list>
            <text:list-item>
              <text:p text:style-name="P10"><text:span text:style-name="Strong_20_Emphasis">Redirections</text:span>: Store input and output redirection paths and flags for append mode.</text:p>
            </text:list-item>
            <text:list-item>
              <text:p text:style-name="P9"><text:span text:style-name="Strong_20_Emphasis">Pipes</text:span>: Identify commands that are part of a pipeline and structure them accordingly.</text:p>
            </text:list-item>
          </text:list>
        </text:list-item>
      </text:list>
      <text:h text:style-name="Heading_20_3" text:outline-level="3"><text:soft-page-break/>6. Built-in Commands</text:h>
      <text:p text:style-name="Text_20_body"><text:span text:style-name="Strong_20_Emphasis">Objective</text:span>: Implement built-in commands that the shell will handle internally.</text:p>
      <text:list xml:id="list1704824518" text:style-name="L6">
        <text:list-item>
          <text:p text:style-name="P12"><text:span text:style-name="Strong_20_Emphasis">Identify Built-ins</text:span>: Determine the built-in commands your shell will support (e.g., <text:span text:style-name="Source_20_Text">cd</text:span>, <text:span text:style-name="Source_20_Text">exit</text:span>, <text:span text:style-name="Source_20_Text">pwd</text:span>, <text:span text:style-name="Source_20_Text">echo</text:span>, <text:span text:style-name="Source_20_Text">export</text:span>, <text:span text:style-name="Source_20_Text">unset</text:span>, <text:span text:style-name="Source_20_Text">env</text:span>).</text:p>
        </text:list-item>
        <text:list-item>
          <text:p text:style-name="P11"><text:span text:style-name="Strong_20_Emphasis">Implement Built-ins</text:span>: Write functions to handle each built-in command. Ensure they modify the shell's state as necessary (e.g., changing directories for <text:span text:style-name="Source_20_Text">cd</text:span>).</text:p>
        </text:list-item>
      </text:list>
      <text:h text:style-name="Heading_20_3" text:outline-level="3">7. Command Execution</text:h>
      <text:p text:style-name="Text_20_body"><text:span text:style-name="Strong_20_Emphasis">Objective</text:span>: Execute parsed commands, whether built-in or external.</text:p>
      <text:list xml:id="list68608331" text:style-name="L7">
        <text:list-item>
          <text:p text:style-name="P14"><text:span text:style-name="Strong_20_Emphasis">Check Built-ins</text:span>: Before executing, check if a command is built-in and handle it accordingly.</text:p>
        </text:list-item>
        <text:list-item>
          <text:p text:style-name="P14"><text:span text:style-name="Strong_20_Emphasis">Fork and Execute</text:span>: For external commands, fork a new process and use <text:span text:style-name="Source_20_Text">execvp()</text:span> to run the command.</text:p>
        </text:list-item>
        <text:list-item>
          <text:p text:style-name="P13"><text:span text:style-name="Strong_20_Emphasis">Wait for Completion</text:span>: In the parent process, wait for the child process to complete using functions like <text:span text:style-name="Source_20_Text">waitpid()</text:span>.</text:p>
        </text:list-item>
      </text:list>
      <text:h text:style-name="Heading_20_3" text:outline-level="3">8. Redirections and Pipes</text:h>
      <text:p text:style-name="Text_20_body"><text:span text:style-name="Strong_20_Emphasis">Objective</text:span>: Implement input/output redirection and pipes.</text:p>
      <text:list xml:id="list3137749365" text:style-name="L8">
        <text:list-item>
          <text:p text:style-name="P16"><text:span text:style-name="Strong_20_Emphasis">Handle Redirections</text:span>: Before executing a command, set up input/output redirection using <text:span text:style-name="Source_20_Text">dup2()</text:span> to redirect file descriptors.</text:p>
        </text:list-item>
        <text:list-item>
          <text:p text:style-name="P15"><text:span text:style-name="Strong_20_Emphasis">Implement Pipes</text:span>: Set up a pipeline where the output of one command is the input of the next. Use <text:span text:style-name="Source_20_Text">pipe()</text:span> to create a pipe and <text:span text:style-name="Source_20_Text">dup2()</text:span> to redirect the appropriate file descriptors.</text:p>
        </text:list-item>
      </text:list>
      <text:h text:style-name="Heading_20_3" text:outline-level="3">9. Environment Variables</text:h>
      <text:p text:style-name="Text_20_body"><text:span text:style-name="Strong_20_Emphasis">Objective</text:span>: Support the use of environment variables within commands.</text:p>
      <text:list xml:id="list2132508203" text:style-name="L9">
        <text:list-item>
          <text:p text:style-name="P18"><text:span text:style-name="Strong_20_Emphasis">Expand Variables</text:span>: Implement logic to replace <text:span text:style-name="Source_20_Text">$VARIABLE</text:span> with its value from the environment.</text:p>
        </text:list-item>
        <text:list-item>
          <text:p text:style-name="P17"><text:span text:style-name="Strong_20_Emphasis">Special Variables</text:span>: Handle special variables like <text:span text:style-name="Source_20_Text">$?</text:span> which represents the exit status of the last executed command.</text:p>
        </text:list-item>
      </text:list>
      <text:h text:style-name="Heading_20_3" text:outline-level="3">10. Signal Handling in Interactive Mode</text:h>
      <text:p text:style-name="Text_20_body"><text:span text:style-name="Strong_20_Emphasis">Objective</text:span>: Ensure proper handling of signals in interactive mode.</text:p>
      <text:list xml:id="list402944241" text:style-name="L10">
        <text:list-item>
          <text:p text:style-name="P20"><text:span text:style-name="Strong_20_Emphasis">Ctrl-C</text:span>: Interrupt the current command and display a new prompt.</text:p>
        </text:list-item>
        <text:list-item>
          <text:p text:style-name="P20"><text:span text:style-name="Strong_20_Emphasis">Ctrl-D</text:span>: Exit the shell.</text:p>
        </text:list-item>
        <text:list-item>
          <text:p text:style-name="P19">**Ctrl-**: Typically does nothing in an interactive shell.</text:p>
        </text:list-item>
      </text:list>
      <text:h text:style-name="Heading_20_3" text:outline-level="3">11. Memory Management</text:h>
      <text:p text:style-name="Text_20_body"><text:span text:style-name="Strong_20_Emphasis">Objective</text:span>: Prevent memory leaks and manage resources efficiently.</text:p>
      <text:list xml:id="list2394353992" text:style-name="L11">
        <text:list-item>
          <text:p text:style-name="P22"><text:span text:style-name="Strong_20_Emphasis">Free Allocated Memory</text:span>: Ensure all dynamically allocated memory is freed when no longer needed.</text:p>
        </text:list-item>
        <text:list-item>
          <text:p text:style-name="P21"><text:soft-page-break/><text:span text:style-name="Strong_20_Emphasis">Handle Readline Leaks</text:span>: Although <text:span text:style-name="Source_20_Text">readline()</text:span> may have known memory leaks, ensure your own code does not introduce additional leaks.</text:p>
        </text:list-item>
      </text:list>
      <text:h text:style-name="Heading_20_3" text:outline-level="3">12. Error Handling</text:h>
      <text:p text:style-name="Text_20_body"><text:span text:style-name="Strong_20_Emphasis">Objective</text:span>: Implement robust error handling to manage various failure scenarios.</text:p>
      <text:list xml:id="list1921364893" text:style-name="L12">
        <text:list-item>
          <text:p text:style-name="P24"><text:span text:style-name="Strong_20_Emphasis">Command Not Found</text:span>: Gracefully handle cases where a command is not found in the PATH.</text:p>
        </text:list-item>
        <text:list-item>
          <text:p text:style-name="P24"><text:span text:style-name="Strong_20_Emphasis">Permission Denied</text:span>: Handle permission errors when trying to execute commands or access files.</text:p>
        </text:list-item>
        <text:list-item>
          <text:p text:style-name="P23"><text:span text:style-name="Strong_20_Emphasis">Invalid Arguments</text:span>: Handle cases where commands are given invalid arguments.</text:p>
        </text:list-item>
      </text:list>
      <text:h text:style-name="Heading_20_2" text:outline-level="2">Summary</text:h>
      <text:p text:style-name="Text_20_body">By following these steps, you can systematically tackle the creation of your Minishell. Here’s a brief summary of the steps:</text:p>
      <text:list xml:id="list2751675224" text:style-name="L13">
        <text:list-item>
          <text:p text:style-name="P26"><text:span text:style-name="Strong_20_Emphasis">Project Setup</text:span>: Organize files and create a Makefile.</text:p>
        </text:list-item>
        <text:list-item>
          <text:p text:style-name="P26"><text:span text:style-name="Strong_20_Emphasis">Shell Initialization</text:span>: Set up signal handlers and initialize the shell.</text:p>
        </text:list-item>
        <text:list-item>
          <text:p text:style-name="P26"><text:span text:style-name="Strong_20_Emphasis">Display Prompt</text:span>: Create a loop to display a prompt and read input.</text:p>
        </text:list-item>
        <text:list-item>
          <text:p text:style-name="P26"><text:span text:style-name="Strong_20_Emphasis">Tokenization</text:span>: Parse input into tokens.</text:p>
        </text:list-item>
        <text:list-item>
          <text:p text:style-name="P26"><text:span text:style-name="Strong_20_Emphasis">Command Parsing</text:span>: Structure tokens into commands with associated metadata.</text:p>
        </text:list-item>
        <text:list-item>
          <text:p text:style-name="P26"><text:span text:style-name="Strong_20_Emphasis">Built-in Commands</text:span>: Implement and handle built-in commands.</text:p>
        </text:list-item>
        <text:list-item>
          <text:p text:style-name="P26"><text:span text:style-name="Strong_20_Emphasis">Command Execution</text:span>: Execute commands, handling built-ins and external commands.</text:p>
        </text:list-item>
        <text:list-item>
          <text:p text:style-name="P26"><text:span text:style-name="Strong_20_Emphasis">Redirections and Pipes</text:span>: Implement input/output redirection and pipelines.</text:p>
        </text:list-item>
        <text:list-item>
          <text:p text:style-name="P26"><text:span text:style-name="Strong_20_Emphasis">Environment Variables</text:span>: Expand and handle environment variables.</text:p>
        </text:list-item>
        <text:list-item>
          <text:p text:style-name="P26"><text:span text:style-name="Strong_20_Emphasis">Signal Handling in Interactive Mode</text:span>: Properly handle interactive signals.</text:p>
        </text:list-item>
        <text:list-item>
          <text:p text:style-name="P26"><text:span text:style-name="Strong_20_Emphasis">Memory Management</text:span>: Prevent memory leaks.</text:p>
        </text:list-item>
        <text:list-item>
          <text:p text:style-name="P25"><text:span text:style-name="Strong_20_Emphasis">Error Handling</text:span>: Implement robust error handling.</text:p>
        </text:list-item>
      </text:list>
      <text:p text:style-name="Text_20_body">By breaking down the project into these steps and focusing on each aspect in turn, you can build a functional and robust Minishell.</text:p>
      <text:p text:style-name="Horizontal_20_Line"/>
      <text:p text:style-name="Text_20_body">This document organizes the content in a structured manner suitable for reference during the development process.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9T17:22:01.979726411</meta:creation-date>
    <dc:date>2024-06-29T17:26:18.073766084</dc:date>
    <meta:editing-duration>PT4M18S</meta:editing-duration>
    <meta:editing-cycles>1</meta:editing-cycles>
    <meta:document-statistic meta:table-count="0" meta:image-count="0" meta:object-count="0" meta:page-count="3" meta:paragraph-count="72" meta:word-count="840" meta:character-count="5484" meta:non-whitespace-character-count="4759"/>
    <meta:generator>LibreOffice/7.3.7.2$Linux_X86_64 LibreOffice_project/30$Build-2</meta:generator>
  </office:meta>
</office:document-meta>
</file>